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paragraph-properties fo:margin-left="0.5in" fo:margin-right="0in" fo:text-indent="0in" style:auto-text-indent="false" fo:margin-top="0in" fo:margin-bottom="0in"/>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left="0.5in" fo:margin-right="0in" fo:text-indent="0in" style:auto-text-indent="false" fo:margin-top="0in" fo:margin-bottom="0in"/>
    </style:style>
    <style:style style:name="P8" style:family="paragraph" style:parent-style-name="Text_20_body" style:list-style-name="L8">
      <style:paragraph-properties fo:margin-left="0.5in" fo:margin-right="0in" fo:text-indent="0in" style:auto-text-indent="false" fo:margin-top="0in" fo:margin-bottom="0in"/>
    </style:style>
    <style:style style:name="P9" style:family="paragraph" style:parent-style-name="Text_20_body" style:list-style-name="L9">
      <style:paragraph-properties fo:margin-left="0.5in" fo:margin-right="0in" fo:text-indent="0in" style:auto-text-indent="false" fo:margin-top="0in" fo:margin-bottom="0in"/>
    </style:style>
    <style:style style:name="P10" style:family="paragraph" style:parent-style-name="Text_20_body" style:list-style-name="L10">
      <style:paragraph-properties fo:margin-left="0.5in" fo:margin-right="0in" fo:text-indent="0in" style:auto-text-indent="false" fo:margin-top="0in" fo:margin-bottom="0in"/>
    </style:style>
    <style:style style:name="P11" style:family="paragraph" style:parent-style-name="Text_20_body" style:list-style-name="L11">
      <style:paragraph-properties fo:margin-left="0.5in" fo:margin-right="0in" fo:text-indent="0in" style:auto-text-indent="false" fo:margin-top="0in" fo:margin-bottom="0in"/>
    </style:style>
    <style:style style:name="P12" style:family="paragraph" style:parent-style-name="Text_20_body" style:list-style-name="L1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office:automatic-styles>
  <office:body>
    <office:text>
      <text:p text:style-name="Title">How to get Help</text:p>
      <text:p text:style-name="Author"><text:a xlink:type="simple" xlink:href="https://csci-1301.github.io/about#authors" office:name=""><text:span text:style-name="Definition">https://csci-1301.github.io/about#authors</text:span></text:a></text:p>
      <text:p text:style-name="Date">February 20, 2023 (05:1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page lists resources for Augusta University students to receive help with their course of studies, <text:a xlink:type="simple" xlink:href="#general" office:name=""><text:span text:style-name="Definition">in general</text:span></text:a>, for <text:a xlink:type="simple" xlink:href="#school" office:name=""><text:span text:style-name="Definition">students of the School of Computer and Cyber Sciences</text:span></text:a>, and for <text:a xlink:type="simple" xlink:href="#course" office:name=""><text:span text:style-name="Definition">this course in particular</text:span></text:a>.</text:p>
      <text:h text:style-name="Heading_20_1" text:outline-level="1"><text:bookmark-start text:name="general"/>In General<text:bookmark-end text:name="general"/></text:h>
      <text:p text:style-name="First_20_paragraph">Many resources are available to help you be a successful student:</text:p>
      <text:list text:style-name="L1">
        <text:list-item>
          <text:p text:style-name="P1">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1">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1"><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1">The <text:a xlink:type="simple" xlink:href="https://www.augusta.edu/pamplin/writingcenter/" office:name=""><text:span text:style-name="Definition">Writing Center</text:span></text:a> can help you with any written, oral, or multimedia project.</text:p>
        </text:list-item>
        <text:list-item>
          <text:p text:style-name="P1">To get help with technologies, refer to our <text:a xlink:type="simple" xlink:href="https://www.augusta.edu/continuity/index.php" office:name=""><text:span text:style-name="Definition">Instructional Technology Support</text:span></text:a> correspondent <text:a xlink:type="simple" xlink:href="https://spots.augusta.edu/sSewell/" office:name=""><text:span text:style-name="Definition">Sienna Sewell</text:span></text:a>.</text:p>
        </text:list-item>
      </text:list>
      <text:h text:style-name="Heading_20_1" text:outline-level="1"><text:bookmark-start text:name="school"/>For Students of the School of Computer and Cyber Sciences<text:bookmark-end text:name="school"/></text:h>
      <text:h text:style-name="Heading_20_2" text:outline-level="2"><text:bookmark-start text:name="school-of-computer-and-cyber-sciences-tutoring-center"/>School of Computer and Cyber Sciences Tutoring Center<text:bookmark-end text:name="school-of-computer-and-cyber-sciences-tutoring-center"/></text:h>
      <text:p text:style-name="First_20_paragraph">The School has a tutoring center that can be reached:</text:p>
      <text:list text:style-name="L2">
        <text:list-item>
          <text:p text:style-name="P2">On <text:a xlink:type="simple" xlink:href="https://discord.gg/kzKtrjzCyH" office:name=""><text:span text:style-name="Definition">discord</text:span></text:a>,</text:p>
        </text:list-item>
        <text:list-item>
          <text:p text:style-name="P2">During their tutoring hours (hours posted on the door and on discord), in <text:a xlink:type="simple" xlink:href="https://map.concept3d.com/?id=824#!m/268018" office:name=""><text:span text:style-name="Definition">University Hall</text:span></text:a> 129. Their current opening hours are:</text:p>
          <text:p text:style-name="P2">Tuesday: 1pm-5pm<text:line-break/>Thursday: 2pm-5pm<text:line-break/>Friday: 9am-12pm</text:p>
        </text:list-item>
      </text:list>
      <text:h text:style-name="Heading_20_2" text:outline-level="2"><text:bookmark-start text:name="acm-club"/>ACM Club<text:bookmark-end text:nam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not only expand the people you know, but also a fantastic place to learn and ask questions. To learn more, you can sign up for the newsletter, or attend one of the subgroup meetings (meeting times and locations are listed <text:a xlink:type="simple" xlink:href="https://spots.augusta.edu/cyberdefense" office:name=""><text:span text:style-name="Definition">on the website</text:span></text:a>).</text:p>
      <text:h text:style-name="Heading_20_2" text:outline-level="2"><text:bookmark-start text:name="other-club-activities"/>Other Club Activities<text:bookmark-end text:name="other-club-activities"/></text:h>
      <text:p text:style-name="First_20_paragraph">The Augusta University Game Design Club and Girls Who Code College Loop “will be continuing activities in full force this year”. Notifications for upcoming activities will be shared in class alongside school-wide emails.</text:p>
      <text:h text:style-name="Heading_20_1" text:outline-level="1"><text:bookmark-start text:name="for-this-course"/>For This Course<text:bookmark-end text:name="for-this-course"/></text:h>
      <text:h text:style-name="Heading_20_2" text:outline-level="2"><text:bookmark-start text:name="undegraduate-course-assistants"/>Undegraduate Course Assistants<text:bookmark-end text:name="undegraduate-course-assistants"/></text:h>
      <text:p text:style-name="First_20_paragraph">The instructors and UCAs should be your first point of contact for any questions regarding the content of this class. Check your syllabus for how to reach out your instructor. For this semester, your UCAs are:</text:p>
      <text:p text:style-name="Definition_20_Term">Samuel Bailey:</text:p>
      <text:list text:style-name="L3">
        <text:list-item>
          <text:p text:style-name="P3"><text:a xlink:type="simple" xlink:href="mailto:sambailey@augusta.edu" office:name=""><text:span text:style-name="Definition">sambailey@augusta.edu</text:span></text:a></text:p>
        </text:list-item>
        <text:list-item>
          <text:p text:style-name="P3">Responsible for Section A’s lab.</text:p>
        </text:list-item>
        <text:list-item>
          <text:p text:style-name="P3">Also present during Section C and D’s labs.</text:p>
        </text:list-item>
        <text:list-item>
          <text:p text:style-name="P3">The best way to reach me is through my discord <text:a xlink:type="simple" xlink:href="http://discordapp.com/users/233045391325528064" office:name=""><text:span text:style-name="Definition">Discord</text:span></text:a> and email. I check both very often. I use Teams sometimes, but the other two are the best way to reach me.</text:p>
        </text:list-item>
        <text:list-item>
          <text:p text:style-name="P3">My office hours are currently undecided. I am waiting till I finalize other stuff before I put them in stone.</text:p>
        </text:list-item>
        <text:list-item>
          <text:p text:style-name="P3">I am a IT student. I enjoy video games, reading books such as Brandon Sanders Mistborn, and I run the TTPRG Pathfinder 2e in my spare time.</text:p>
        </text:list-item>
      </text:list>
      <text:p text:style-name="Definition_20_Term">Jason Weeks:</text:p>
      <text:list text:style-name="L4">
        <text:list-item>
          <text:p text:style-name="P4"><text:a xlink:type="simple" xlink:href="mailto:jaweeks@augusta.edu" office:name=""><text:span text:style-name="Definition">jaweeks@augusta.edu</text:span></text:a></text:p>
        </text:list-item>
        <text:list-item>
          <text:p text:style-name="P4">Responsible for Section B’s lab</text:p>
        </text:list-item>
        <text:list-item>
          <text:p text:style-name="P4">May also be present for Section C’s lab</text:p>
        </text:list-item>
        <text:list-item>
          <text:p text:style-name="P4">The best way to contact me is via email or through <text:a xlink:type="simple" xlink:href="http://discordapp.com/users/269850129022976000" office:name=""><text:span text:style-name="Definition">Discord</text:span></text:a>. I’m fairly active on both, so I should get back to you pretty quickly there. I almost never check Teams and it doesn’t send me notifications, so I will likely miss any messages there.</text:p>
        </text:list-item>
        <text:list-item>
          <text:p text:style-name="P4">My office hours are as follows (all are at UH 129):</text:p>
          <text:list text:style-name="L5">
            <text:list-item>
              <text:p text:style-name="P5">Tuesday: 1:00pm - 5:00pm</text:p>
            </text:list-item>
            <text:list-item>
              <text:p text:style-name="P5">Thursday: 3:00pm - 5:00pm</text:p>
            </text:list-item>
            <text:list-item>
              <text:p text:style-name="P5">Friday: 9:00am - 12:00pm</text:p>
            </text:list-item>
          </text:list>
        </text:list-item>
        <text:list-item>
          <text:p text:style-name="P4">I’m a fourth year Computer Science major, Math minor and a UCA for over two years now. I can’t wait to help out another semester of 1301 students learn to code!</text:p>
        </text:list-item>
      </text:list>
      <text:p text:style-name="Definition_20_Term">Artis Carter:</text:p>
      <text:list text:style-name="L6">
        <text:list-item>
          <text:p text:style-name="P6"><text:a xlink:type="simple" xlink:href="mailto:artcarter@augusta.edu" office:name=""><text:span text:style-name="Definition">artcarter@augusta.edu</text:span></text:a>.</text:p>
        </text:list-item>
        <text:list-item>
          <text:p text:style-name="P6">Responsible for Section C’s lab.</text:p>
        </text:list-item>
        <text:list-item>
          <text:p text:style-name="P6">Also present during Section F’s lab.</text:p>
        </text:list-item>
        <text:list-item>
          <text:p text:style-name="P6">Best way to reach me is via <text:a xlink:type="simple" xlink:href="http://discordapp.com/users/730957085717561364" office:name=""><text:span text:style-name="Definition">discord</text:span></text:a>, email, or on Teams.</text:p>
        </text:list-item>
        <text:list-item>
          <text:p text:style-name="P6">Office hours will primarily be held on discord and teams and they are Tuesday/Thursday 8:00am-10:00am and Friday 4:00pm-6:00pm.</text:p>
        </text:list-item>
        <text:list-item>
          <text:p text:style-name="P6">I am a senior majoring in computer science and mathematics. You can find me eating Chick-fil-A or helping someone on discord.</text:p>
        </text:list-item>
      </text:list>
      <text:p text:style-name="Definition_20_Term">David Diestelhorst:</text:p>
      <text:list text:style-name="L7">
        <text:list-item>
          <text:p text:style-name="P7"><text:a xlink:type="simple" xlink:href="mailto:ddiestelhorst@augusta.edu" office:name=""><text:span text:style-name="Definition">ddiestelhorst@augusta.edu</text:span></text:a></text:p>
        </text:list-item>
        <text:list-item>
          <text:p text:style-name="P7">Responsible for Section D’s lab.</text:p>
        </text:list-item>
        <text:list-item>
          <text:p text:style-name="P7">Also present during Section A’s and Section B’s labs.</text:p>
        </text:list-item>
        <text:list-item>
          <text:p text:style-name="P7">The best ways to reach me are either by <text:a xlink:type="simple" xlink:href="http://discordapp.com/users/399642018822750218" office:name=""><text:span text:style-name="Definition">discord</text:span></text:a>, by email, or by teams.</text:p>
        </text:list-item>
        <text:list-item>
          <text:p text:style-name="P7">My office hours are Mondays 1400-1600 (online) and Wednesdays 1330-1600 (Tutoring Center). Additionaly, I will be available for tutoring on Thursdays (1500-1700) and Fridays (1015-1145) at the Academic Success Center.</text:p>
        </text:list-item>
        <text:list-item>
          <text:p text:style-name="P7">I’m a computer science major, but my other academic interests include anthropology and linguistics. My hobbies include videogames, tabletop RPGs, and reading.</text:p>
        </text:list-item>
      </text:list>
      <text:p text:style-name="Definition_20_Term">Layla Erb:</text:p>
      <text:list text:style-name="L8">
        <text:list-item>
          <text:p text:style-name="P8"><text:a xlink:type="simple" xlink:href="mailto:lerb@augusta.edu" office:name=""><text:span text:style-name="Definition">lerb@augusta.edu</text:span></text:a></text:p>
        </text:list-item>
        <text:list-item>
          <text:p text:style-name="P8">Responsible for Section E’s lab.</text:p>
        </text:list-item>
        <text:list-item>
          <text:p text:style-name="P8">The best ways to reach me are either by email or on <text:a xlink:type="simple" xlink:href="https://discordapp.com/users/949428446281465937" office:name=""><text:span text:style-name="Definition">Discord</text:span></text:a>.</text:p>
        </text:list-item>
        <text:list-item>
          <text:p text:style-name="P8">My office hours are</text:p>
          <text:list text:style-name="L9">
            <text:list-item>
              <text:p text:style-name="P9">Monday 3:00pm–5:00pm in UH 129.</text:p>
            </text:list-item>
            <text:list-item>
              <text:p text:style-name="P9">Tuesday 3:00pm–5:00pm in UH 129.</text:p>
            </text:list-item>
          </text:list>
        </text:list-item>
        <text:list-item>
          <text:p text:style-name="P8">I am a third year Computer Science student and this is my first semester as a UCA. I’m looking forward to working with you all this semester!</text:p>
        </text:list-item>
      </text:list>
      <text:p text:style-name="Definition_20_Term">Richard Kelley:</text:p>
      <text:list text:style-name="L10">
        <text:list-item>
          <text:p text:style-name="P10"><text:a xlink:type="simple" xlink:href="mailto:RIKELLEY@augusta.edu" office:name=""><text:span text:style-name="Definition">RIKELLEY@augusta.edu</text:span></text:a>.</text:p>
        </text:list-item>
        <text:list-item>
          <text:p text:style-name="P10">Responsible for Section F’s lab.</text:p>
        </text:list-item>
        <text:list-item>
          <text:p text:style-name="P10">Also present during Section E’s lab.</text:p>
        </text:list-item>
        <text:list-item>
          <text:p text:style-name="P10">I typically see discord notifications first, so feel free to ping me <text:a xlink:type="simple" xlink:href="http://discordapp.com/users/434479500953124865" office:name=""><text:span text:style-name="Definition">there</text:span></text:a>. Email I will see but not as fast. Teams doesn’t like to send me notifications.</text:p>
        </text:list-item>
        <text:list-item>
          <text:p text:style-name="P10">Office hours are Monday and Wednesday, 4:30-6:30pm.</text:p>
        </text:list-item>
        <text:list-item>
          <text:p text:style-name="P10">I’m a computer science major towards the end of my degree, and I’m always happy to see new computer science students and their different approaches to solving problems.</text:p>
        </text:list-item>
      </text:list>
      <text:p text:style-name="Definition_20_Term">Brandon Wilburn:</text:p>
      <text:list text:style-name="L11">
        <text:list-item>
          <text:p text:style-name="P11"><text:a xlink:type="simple" xlink:href="mailto:bwilburn@augusta.edu" office:name=""><text:span text:style-name="Definition">bwilburn@augusta.edu</text:span></text:a></text:p>
        </text:list-item>
        <text:list-item>
          <text:p text:style-name="P11">N/A</text:p>
        </text:list-item>
        <text:list-item>
          <text:p text:style-name="P11">N/A</text:p>
        </text:list-item>
        <text:list-item>
          <text:p text:style-name="P11">Discord is the easiest way to reach me, but I will also respond to emails.</text:p>
        </text:list-item>
        <text:list-item>
          <text:p text:style-name="P11">Available to tutor on Mondays after 3, Wednesdays after 1, and Fridays for most of the day. If you’d like in-person tutoring, please let me know so I can put it on my schedule.</text:p>
        </text:list-item>
        <text:list-item>
          <text:p text:style-name="P11">I’m a computer science major interested in machine learning and its applications. I’ll also be learning to use the Unity game engine over the course of this year. Tutoring is a passion of mine and I like to take unique approaches to teaching to ensure students are getting help tailored to them.</text:p>
        </text:list-item>
      </text:list>
      <text:h text:style-name="Heading_20_2" text:outline-level="2"><text:bookmark-start text:name="labs-meeting-times"/>Labs Meeting Times<text:bookmark-end text:name="labs-meeting-times"/></text:h>
      <text:p text:style-name="First_20_paragraph">All labs take place in Allgood Hall N344, and meet as follow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Table_20_Heading">Code</text:p>
            </table:table-cell>
            <table:table-cell table:style-name="TableHeaderRowCell" office:value-type="string">
              <text:p text:style-name="Table_20_Heading">Section</text:p>
            </table:table-cell>
            <table:table-cell table:style-name="TableHeaderRowCell" office:value-type="string">
              <text:p text:style-name="Table_20_Heading">Hours</text:p>
            </table:table-cell>
            <table:table-cell table:style-name="TableHeaderRowCell" office:value-type="string">
              <text:p text:style-name="Table_20_Heading">UCA (primary)</text:p>
            </table:table-cell>
            <table:table-cell table:style-name="TableHeaderRowCell" office:value-type="string">
              <text:p text:style-name="Table_20_Heading">UCA (second.)</text:p>
            </table:table-cell>
            <table:table-cell table:style-name="TableHeaderRowCell" office:value-type="string">
              <text:p text:style-name="Table_20_Heading">UCA (backup)</text:p>
            </table:table-cell>
          </table:table-row>
        </table:table-header-rows>
        <table:table-row>
          <table:table-cell table:style-name="TableRowCell" office:value-type="string">
            <text:p text:style-name="Table_20_Contents">29829</text:p>
          </table:table-cell>
          <table:table-cell table:style-name="TableRowCell" office:value-type="string">
            <text:p text:style-name="Table_20_Contents">E</text:p>
          </table:table-cell>
          <table:table-cell table:style-name="TableRowCell" office:value-type="string">
            <text:p text:style-name="Table_20_Contents">Monday 7:00 pm 8:50 pm</text:p>
          </table:table-cell>
          <table:table-cell table:style-name="TableRowCell" office:value-type="string">
            <text:p text:style-name="Table_20_Contents">Layla</text:p>
          </table:table-cell>
          <table:table-cell table:style-name="TableRowCell" office:value-type="string">
            <text:p text:style-name="Table_20_Contents">Ian</text:p>
          </table:table-cell>
          <table:table-cell table:style-name="TableRowCell" office:value-type="string">
            <text:p text:style-name="Table_20_Contents">Richard</text:p>
          </table:table-cell>
        </table:table-row>
        <table:table-row>
          <table:table-cell table:style-name="TableRowCell" office:value-type="string">
            <text:p text:style-name="Table_20_Contents">31229</text:p>
          </table:table-cell>
          <table:table-cell table:style-name="TableRowCell" office:value-type="string">
            <text:p text:style-name="Table_20_Contents">F</text:p>
          </table:table-cell>
          <table:table-cell table:style-name="TableRowCell" office:value-type="string">
            <text:p text:style-name="Table_20_Contents">Wednesday 7:00 pm 8:50 pm</text:p>
          </table:table-cell>
          <table:table-cell table:style-name="TableRowCell" office:value-type="string">
            <text:p text:style-name="Table_20_Contents">Richard</text:p>
          </table:table-cell>
          <table:table-cell table:style-name="TableRowCell" office:value-type="string">
            <text:p text:style-name="Table_20_Contents">Artis</text:p>
          </table:table-cell>
          <table:table-cell table:style-name="TableRowCell" office:value-type="string">
            <text:p text:style-name="Table_20_Contents">Ian</text:p>
          </table:table-cell>
        </table:table-row>
        <table:table-row>
          <table:table-cell table:style-name="TableRowCell" office:value-type="string">
            <text:p text:style-name="Table_20_Contents">24167</text:p>
          </table:table-cell>
          <table:table-cell table:style-name="TableRowCell" office:value-type="string">
            <text:p text:style-name="Table_20_Contents">A</text:p>
          </table:table-cell>
          <table:table-cell table:style-name="TableRowCell" office:value-type="string">
            <text:p text:style-name="Table_20_Contents">Thursday 10:00 am 11:50 am</text:p>
          </table:table-cell>
          <table:table-cell table:style-name="TableRowCell" office:value-type="string">
            <text:p text:style-name="Table_20_Contents">Samuel</text:p>
          </table:table-cell>
          <table:table-cell table:style-name="TableRowCell" office:value-type="string">
            <text:p text:style-name="Table_20_Contents">David</text:p>
          </table:table-cell>
          <table:table-cell table:style-name="TableRowCell" office:value-type="string">
    </table:table-cell>
        </table:table-row>
        <table:table-row>
          <table:table-cell table:style-name="TableRowCell" office:value-type="string">
            <text:p text:style-name="Table_20_Contents">24169</text:p>
          </table:table-cell>
          <table:table-cell table:style-name="TableRowCell" office:value-type="string">
            <text:p text:style-name="Table_20_Contents">B</text:p>
          </table:table-cell>
          <table:table-cell table:style-name="TableRowCell" office:value-type="string">
            <text:p text:style-name="Table_20_Contents">Thursday 1:00 pm 2:50 pm</text:p>
          </table:table-cell>
          <table:table-cell table:style-name="TableRowCell" office:value-type="string">
            <text:p text:style-name="Table_20_Contents">Jason</text:p>
          </table:table-cell>
          <table:table-cell table:style-name="TableRowCell" office:value-type="string">
            <text:p text:style-name="Table_20_Contents">David</text:p>
          </table:table-cell>
          <table:table-cell table:style-name="TableRowCell" office:value-type="string">
            <text:p text:style-name="Table_20_Contents">Ian</text:p>
          </table:table-cell>
        </table:table-row>
        <table:table-row>
          <table:table-cell table:style-name="TableRowCell" office:value-type="string">
            <text:p text:style-name="Table_20_Contents">28075</text:p>
          </table:table-cell>
          <table:table-cell table:style-name="TableRowCell" office:value-type="string">
            <text:p text:style-name="Table_20_Contents">C</text:p>
          </table:table-cell>
          <table:table-cell table:style-name="TableRowCell" office:value-type="string">
            <text:p text:style-name="Table_20_Contents">Friday 9:00 am 10:50 am</text:p>
          </table:table-cell>
          <table:table-cell table:style-name="TableRowCell" office:value-type="string">
            <text:p text:style-name="Table_20_Contents">Artis</text:p>
          </table:table-cell>
          <table:table-cell table:style-name="TableRowCell" office:value-type="string">
            <text:p text:style-name="Table_20_Contents">Samuel</text:p>
          </table:table-cell>
          <table:table-cell table:style-name="TableRowCell" office:value-type="string">
            <text:p text:style-name="Table_20_Contents">Jason</text:p>
          </table:table-cell>
        </table:table-row>
        <table:table-row>
          <table:table-cell table:style-name="TableRowCell" office:value-type="string">
            <text:p text:style-name="Table_20_Contents">28281</text:p>
          </table:table-cell>
          <table:table-cell table:style-name="TableRowCell" office:value-type="string">
            <text:p text:style-name="Table_20_Contents">D</text:p>
          </table:table-cell>
          <table:table-cell table:style-name="TableRowCell" office:value-type="string">
            <text:p text:style-name="Table_20_Contents">Friday 12:00 pm 1:50 pm</text:p>
          </table:table-cell>
          <table:table-cell table:style-name="TableRowCell" office:value-type="string">
            <text:p text:style-name="Table_20_Contents">David</text:p>
          </table:table-cell>
          <table:table-cell table:style-name="TableRowCell" office:value-type="string">
            <text:p text:style-name="Table_20_Contents">Samuel</text:p>
          </table:table-cell>
          <table:table-cell table:style-name="TableRowCell" office:value-type="string">
            <text:p text:style-name="Table_20_Contents">Layla</text:p>
          </table:table-cell>
        </table:table-row>
      </table:table>
      <text:h text:style-name="Heading_20_2" text:outline-level="2"><text:bookmark-start text:name="commenting-using-a-github-account"/>Commenting Using a Github Account<text:bookmark-end text:name="commenting-using-a-github-account"/></text:h>
      <text:p text:style-name="First_20_paragraph">On this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12">
        <text:list-item>
          <text:p text:style-name="P12">Once you’ve identified your issue, try again from scratch to see if you missed a point.</text:p>
        </text:list-item>
        <text:list-item>
          <text:p text:style-name="P12">Go over the instructions, and <text:a xlink:type="simple" xlink:href="https://github.com/csci-1301/csci-1301.github.io/search?q=ask+a+question" office:name=""><text:span text:style-name="Definition">look in our resources</text:span></text:a> for some meaningful keywords.</text:p>
        </text:list-item>
        <text:list-item>
          <text:p text:style-name="P12">Think about how you can describe your issue, what is the shortest route to reproduce it.</text:p>
        </text:list-item>
        <text:list-item>
          <text:p text:style-name="P12">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s)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s) to go over a particular dimension that they may have overlooked or explained poor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ow to get Hel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3:48Z</meta:creation-date>
    <dc:date>2023-02-20T22:13:48Z</dc:date>
    <meta:user-defined meta:name="date" meta:value-type="string">February  20, 2023 (05:1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